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17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ULS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dat/21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0">
            <text:p>80</text:p>
          </table:table-cell>
          <table:table-cell office:value-type="string">
            <text:p>n_filled_buckets:</text:p>
          </table:table-cell>
          <table:table-cell office:value-type="float" office:value="36">
            <text:p>36</text:p>
          </table:table-cell>
          <table:table-cell office:value-type="string">
            <text:p>n_total_buckets: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at/22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90">
            <text:p>90</text:p>
          </table:table-cell>
          <table:table-cell office:value-type="string">
            <text:p>n_filled_buckets:</text:p>
          </table:table-cell>
          <table:table-cell office:value-type="float" office:value="18">
            <text:p>18</text:p>
          </table:table-cell>
          <table:table-cell office:value-type="string">
            <text:p>n_total_buckets: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dat/23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72.7272727273">
            <text:p>72.73</text:p>
          </table:table-cell>
          <table:table-cell office:value-type="string">
            <text:p>n_filled_buckets:</text:p>
          </table:table-cell>
          <table:table-cell office:value-type="float" office:value="32">
            <text:p>32</text:p>
          </table:table-cell>
          <table:table-cell office:value-type="string">
            <text:p>n_total_buckets: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dat/24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8.6363636364">
            <text:p>88.64</text:p>
          </table:table-cell>
          <table:table-cell office:value-type="string">
            <text:p>n_filled_buckets:</text:p>
          </table:table-cell>
          <table:table-cell office:value-type="float" office:value="39">
            <text:p>39</text:p>
          </table:table-cell>
          <table:table-cell office:value-type="string">
            <text:p>n_total_buckets: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dat/25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91.3043478261">
            <text:p>91.3</text:p>
          </table:table-cell>
          <table:table-cell office:value-type="string">
            <text:p>n_filled_buckets:</text:p>
          </table:table-cell>
          <table:table-cell office:value-type="float" office:value="21">
            <text:p>21</text:p>
          </table:table-cell>
          <table:table-cell office:value-type="string">
            <text:p>n_total_buckets: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dat/26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69.7674418605">
            <text:p>69.77</text:p>
          </table:table-cell>
          <table:table-cell office:value-type="string">
            <text:p>n_filled_buckets:</text:p>
          </table:table-cell>
          <table:table-cell office:value-type="float" office:value="30">
            <text:p>30</text:p>
          </table:table-cell>
          <table:table-cell office:value-type="string">
            <text:p>n_total_buckets: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dat/27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6.0465116279">
            <text:p>86.05</text:p>
          </table:table-cell>
          <table:table-cell office:value-type="string">
            <text:p>n_filled_buckets:</text:p>
          </table:table-cell>
          <table:table-cell office:value-type="float" office:value="37">
            <text:p>37</text:p>
          </table:table-cell>
          <table:table-cell office:value-type="string">
            <text:p>n_total_buckets: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dat/28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0.9523809524">
            <text:p>80.95</text:p>
          </table:table-cell>
          <table:table-cell office:value-type="string">
            <text:p>n_filled_buckets:</text:p>
          </table:table-cell>
          <table:table-cell office:value-type="float" office:value="34">
            <text:p>34</text:p>
          </table:table-cell>
          <table:table-cell office:value-type="string">
            <text:p>n_total_buckets: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at/29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3.3333333333">
            <text:p>83.33</text:p>
          </table:table-cell>
          <table:table-cell office:value-type="string">
            <text:p>n_filled_buckets:</text:p>
          </table:table-cell>
          <table:table-cell office:value-type="float" office:value="35">
            <text:p>35</text:p>
          </table:table-cell>
          <table:table-cell office:value-type="string">
            <text:p>n_total_buckets: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at/30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0.9523809524">
            <text:p>80.95</text:p>
          </table:table-cell>
          <table:table-cell office:value-type="string">
            <text:p>n_filled_buckets:</text:p>
          </table:table-cell>
          <table:table-cell office:value-type="float" office:value="34">
            <text:p>34</text:p>
          </table:table-cell>
          <table:table-cell office:value-type="string">
            <text:p>n_total_buckets:</text:p>
          </table:table-cell>
          <table:table-cell office:value-type="float" office:value="42">
            <text:p>4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overall</text:p>
          </table:table-cell>
          <table:table-cell table:formula="of:=SUM([.G1:.G10])/SUM([.I1:.I10])*100" office:value-type="float" office:value="81.4432989690722">
            <text:p>81.44</text:p>
          </table:table-cell>
          <table:table-cell table:number-columns-repeated="4"/>
        </table:table-row>
      </table:table>
      <table:table table:name="OXYG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dat/21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4.4444444444">
            <text:p>84.44</text:p>
          </table:table-cell>
          <table:table-cell office:value-type="string">
            <text:p>n_filled_buckets:</text:p>
          </table:table-cell>
          <table:table-cell office:value-type="float" office:value="38">
            <text:p>38</text:p>
          </table:table-cell>
          <table:table-cell office:value-type="string">
            <text:p>n_total_buckets: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at/22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90.4761904762">
            <text:p>90.48</text:p>
          </table:table-cell>
          <table:table-cell office:value-type="string">
            <text:p>n_filled_buckets:</text:p>
          </table:table-cell>
          <table:table-cell office:value-type="float" office:value="19">
            <text:p>19</text:p>
          </table:table-cell>
          <table:table-cell office:value-type="string">
            <text:p>n_total_buckets: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at/23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72.7272727273">
            <text:p>72.73</text:p>
          </table:table-cell>
          <table:table-cell office:value-type="string">
            <text:p>n_filled_buckets:</text:p>
          </table:table-cell>
          <table:table-cell office:value-type="float" office:value="32">
            <text:p>32</text:p>
          </table:table-cell>
          <table:table-cell office:value-type="string">
            <text:p>n_total_buckets: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dat/24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6.0465116279">
            <text:p>86.05</text:p>
          </table:table-cell>
          <table:table-cell office:value-type="string">
            <text:p>n_filled_buckets:</text:p>
          </table:table-cell>
          <table:table-cell office:value-type="float" office:value="37">
            <text:p>37</text:p>
          </table:table-cell>
          <table:table-cell office:value-type="string">
            <text:p>n_total_buckets: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dat/25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6.3636363636">
            <text:p>86.36</text:p>
          </table:table-cell>
          <table:table-cell office:value-type="string">
            <text:p>n_filled_buckets:</text:p>
          </table:table-cell>
          <table:table-cell office:value-type="float" office:value="19">
            <text:p>19</text:p>
          </table:table-cell>
          <table:table-cell office:value-type="string">
            <text:p>n_total_buckets: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at/26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1.3953488372">
            <text:p>81.4</text:p>
          </table:table-cell>
          <table:table-cell office:value-type="string">
            <text:p>n_filled_buckets:</text:p>
          </table:table-cell>
          <table:table-cell office:value-type="float" office:value="35">
            <text:p>35</text:p>
          </table:table-cell>
          <table:table-cell office:value-type="string">
            <text:p>n_total_buckets: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dat/27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3.7209302326">
            <text:p>83.72</text:p>
          </table:table-cell>
          <table:table-cell office:value-type="string">
            <text:p>n_filled_buckets:</text:p>
          </table:table-cell>
          <table:table-cell office:value-type="float" office:value="36">
            <text:p>36</text:p>
          </table:table-cell>
          <table:table-cell office:value-type="string">
            <text:p>n_total_buckets: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dat/28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6.0465116279">
            <text:p>86.05</text:p>
          </table:table-cell>
          <table:table-cell office:value-type="string">
            <text:p>n_filled_buckets:</text:p>
          </table:table-cell>
          <table:table-cell office:value-type="float" office:value="37">
            <text:p>37</text:p>
          </table:table-cell>
          <table:table-cell office:value-type="string">
            <text:p>n_total_buckets: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dat/29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5.7142857143">
            <text:p>85.71</text:p>
          </table:table-cell>
          <table:table-cell office:value-type="string">
            <text:p>n_filled_buckets:</text:p>
          </table:table-cell>
          <table:table-cell office:value-type="float" office:value="36">
            <text:p>36</text:p>
          </table:table-cell>
          <table:table-cell office:value-type="string">
            <text:p>n_total_buckets: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at/30.gui.dat</text:p>
          </table:table-cell>
          <table:table-cell office:value-type="string">
            <text:p>bucket_size(sec)</text:p>
          </table:table-cell>
          <table:table-cell office:value-type="float" office:value="60">
            <text:p>60</text:p>
          </table:table-cell>
          <table:table-cell office:value-type="string">
            <text:p>filled_ratio(%):</text:p>
          </table:table-cell>
          <table:table-cell office:value-type="float" office:value="81.3953488372">
            <text:p>81.4</text:p>
          </table:table-cell>
          <table:table-cell office:value-type="string">
            <text:p>n_filled_buckets:</text:p>
          </table:table-cell>
          <table:table-cell office:value-type="float" office:value="35">
            <text:p>35</text:p>
          </table:table-cell>
          <table:table-cell office:value-type="string">
            <text:p>n_total_buckets: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average</text:p>
          </table:table-cell>
          <table:table-cell table:formula="of:=AVERAGE([.E1:.E10])" office:value-type="float" office:value="83.83304808886">
            <text:p>83.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verall</text:p>
          </table:table-cell>
          <table:table-cell table:formula="of:=SUM([.G1:.G10])/SUM([.I1:.I10])*100" office:value-type="float" office:value="83.2904884318766">
            <text:p>83.2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08/10/2009</text:date>, <text:time>15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8-10T15:03:34</dc:date>
    <meta:editing-duration>PT00H07M19S</meta:editing-duration>
    <meta:editing-cycles>2</meta:editing-cycles>
    <meta:document-statistic meta:table-count="2" meta:cell-count="186" meta:object-count="0"/>
  </office:meta>
</office:document-meta>
</file>